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60000007532012341.png" manifest:media-type="image/png"/>
  <manifest:file-entry manifest:full-path="Pictures/1000000100000328000000B88439F086.png" manifest:media-type="image/png"/>
  <manifest:file-entry manifest:full-path="Pictures/10000001000001CB000000144919F7CF.png" manifest:media-type="image/png"/>
  <manifest:file-entry manifest:full-path="Pictures/10000001000001B900000011B5F0CC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2ee5" officeooo:paragraph-rsid="00192e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3.87cm" draw:z-index="0"><draw:image xlink:href="Pictures/1000000100000328000000B88439F086.png" xlink:type="simple" xlink:show="embed" xlink:actuate="onLoad" draw:mime-type="image/png"/></draw:frame></text:p>
      <text:p text:style-name="P1"><draw:frame draw:style-name="fr2" draw:name="Imagen2" text:anchor-type="char" svg:width="12.146cm" svg:height="0.529cm" draw:z-index="1"><draw:image xlink:href="Pictures/10000001000001CB000000144919F7CF.png" xlink:type="simple" xlink:show="embed" xlink:actuate="onLoad" draw:mime-type="image/png"/></draw:frame></text:p>
      <text:p text:style-name="P1"/>
      <text:p text:style-name="P1"/>
      <text:p text:style-name="P1"><draw:frame draw:style-name="fr2" draw:name="Imagen3" text:anchor-type="char" svg:width="11.668cm" svg:height="0.45cm" draw:z-index="2"><draw:image xlink:href="Pictures/10000001000001B900000011B5F0CCD0.png" xlink:type="simple" xlink:show="embed" xlink:actuate="onLoad" draw:mime-type="image/png"/></draw:frame></text:p>
      <text:p text:style-name="P1"/>
      <text:p text:style-name="P1"><draw:frame draw:style-name="fr1" draw:name="Imagen4" text:anchor-type="char" svg:width="17cm" svg:height="2.466cm" draw:z-index="3"><draw:image xlink:href="Pictures/10000001000003260000007532012341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5:43:53.188383300</meta:creation-date>
    <dc:date>2025-10-21T15:52:20.613427800</dc:date>
    <meta:editing-duration>PT8M29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25.2.5.2$Windows_X86_64 LibreOffice_project/03d19516eb2e1dd5d4ccd751a0d6f35f35e08022</meta:generator>
  </office:meta>
</office:document-meta>
</file>